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594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3.9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299in"/>
    </style:style>
    <style:style style:name="co8" style:family="table-column">
      <style:table-column-properties fo:break-before="auto" style:column-width="1.9756in"/>
    </style:style>
    <style:style style:name="co9" style:family="table-column">
      <style:table-column-properties fo:break-before="auto" style:column-width="2.1264in"/>
    </style:style>
    <style:style style:name="co10" style:family="table-column">
      <style:table-column-properties fo:break-before="auto" style:column-width="2.4909in"/>
    </style:style>
    <style:style style:name="co11" style:family="table-column">
      <style:table-column-properties fo:break-before="auto" style:column-width="1.8583in"/>
    </style:style>
    <style:style style:name="co12" style:family="table-column">
      <style:table-column-properties fo:break-before="auto" style:column-width="2.5118in"/>
    </style:style>
    <style:style style:name="co13" style:family="table-column">
      <style:table-column-properties fo:break-before="auto" style:column-width="2.3083in"/>
    </style:style>
    <style:style style:name="co14" style:family="table-column">
      <style:table-column-properties fo:break-before="auto" style:column-width="2.2547in"/>
    </style:style>
    <style:style style:name="co15" style:family="table-column">
      <style:table-column-properties fo:break-before="auto" style:column-width="1.761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llgemein und Datenmod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Neo4j</text:p>
          </table:table-cell>
          <table:table-cell office:value-type="string">
            <text:p>HyperGraphDB</text:p>
          </table:table-cell>
          <table:table-cell office:value-type="string">
            <text:p>OrientDB</text:p>
          </table:table-cell>
          <table:table-cell office:value-type="string">
            <text:p>Titan</text:p>
          </table:table-cell>
        </table:table-row>
        <table:table-row table:style-name="ro1">
          <table:table-cell office:value-type="string">
            <text:p>Hersteller</text:p>
          </table:table-cell>
          <table:table-cell office:value-type="string">
            <text:p>Neo Technology</text:p>
          </table:table-cell>
          <table:table-cell office:value-type="string">
            <text:p>Kobrix Software</text:p>
          </table:table-cell>
          <table:table-cell office:value-type="string">
            <text:p>Orient Technologies</text:p>
          </table:table-cell>
          <table:table-cell office:value-type="string">
            <text:p>Aurelius</text:p>
          </table:table-cell>
        </table:table-row>
        <table:table-row table:style-name="ro1">
          <table:table-cell office:value-type="string">
            <text:p>Lizenz</text:p>
          </table:table-cell>
          <table:table-cell office:value-type="string">
            <text:p>GPLv3 (Community)</text:p>
          </table:table-cell>
          <table:table-cell office:value-type="string">
            <text:p>LGPL</text:p>
          </table:table-cell>
          <table:table-cell table:number-columns-repeated="2" office:value-type="string">
            <text:p>Apache 2.0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2.0.0-M04 (2013)</text:p>
          </table:table-cell>
          <table:table-cell office:value-type="string">
            <text:p>1.2 (2012)</text:p>
          </table:table-cell>
          <table:table-cell office:value-type="string">
            <text:p>1.5.1 (2013)</text:p>
          </table:table-cell>
          <table:table-cell office:value-type="string">
            <text:p>0.3.2 (2013)</text:p>
          </table:table-cell>
        </table:table-row>
        <table:table-row table:style-name="ro1">
          <table:table-cell office:value-type="string">
            <text:p>Sprache</text:p>
          </table:table-cell>
          <table:table-cell office:value-type="string">
            <text:p>Java, Scala</text:p>
          </table:table-cell>
          <table:table-cell table:number-columns-repeated="3" office:value-type="string">
            <text:p>Jav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erarbeitung / Speicherung</text:p>
          </table:table-cell>
          <table:table-cell office:value-type="string">
            <text:p>nativ / nativ</text:p>
          </table:table-cell>
          <table:table-cell office:value-type="string">
            <text:p>nativ / je nach Speichersystem</text:p>
          </table:table-cell>
          <table:table-cell office:value-type="string">
            <text:p>nativ / nativ</text:p>
          </table:table-cell>
          <table:table-cell office:value-type="string">
            <text:p>nativ / je nach Speichersystem</text:p>
          </table:table-cell>
        </table:table-row>
        <table:table-row table:style-name="ro1">
          <table:table-cell office:value-type="string">
            <text:p>Eingebettet / Client-Server</text:p>
          </table:table-cell>
          <table:table-cell office:value-type="string">
            <text:p>Ja / Ja</text:p>
          </table:table-cell>
          <table:table-cell office:value-type="string">
            <text:p>Ja / Nein</text:p>
          </table:table-cell>
          <table:table-cell table:number-columns-repeated="2" office:value-type="string">
            <text:p>Ja / Ja</text:p>
          </table:table-cell>
        </table:table-row>
        <table:table-row table:style-name="ro1">
          <table:table-cell office:value-type="string">
            <text:p>Disk- / Hauptspeicher-zentriert</text:p>
          </table:table-cell>
          <table:table-cell office:value-type="string">
            <text:p>Ja / Nein</text:p>
          </table:table-cell>
          <table:table-cell office:value-type="string">
            <text:p>je nach Speichersystem</text:p>
          </table:table-cell>
          <table:table-cell table:style-name="ce1" office:value-type="string">
            <text:p>Ja / Nein</text:p>
          </table:table-cell>
          <table:table-cell office:value-type="string">
            <text:p>je nach Speichersystem</text:p>
          </table:table-cell>
        </table:table-row>
        <table:table-row table:style-name="ro1">
          <table:table-cell office:value-type="string">
            <text:p>Anzahl Datenbanken</text:p>
          </table:table-cell>
          <table:table-cell table:number-columns-repeated="2" office:value-type="string">
            <text:p>eine</text:p>
          </table:table-cell>
          <table:table-cell office:value-type="string">
            <text:p>mehrere</text:p>
          </table:table-cell>
          <table:table-cell office:value-type="string">
            <text:p>ei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enmodell</text:p>
          </table:table-cell>
          <table:table-cell office:value-type="string">
            <text:p>PGM</text:p>
          </table:table-cell>
          <table:table-cell office:value-type="string">
            <text:p>PHGM</text:p>
          </table:table-cell>
          <table:table-cell table:number-columns-repeated="2" office:value-type="string">
            <text:p>PGM</text:p>
          </table:table-cell>
        </table:table-row>
        <table:table-row table:style-name="ro1">
          <table:table-cell office:value-type="string">
            <text:p>Typsystem</text:p>
          </table:table-cell>
          <table:table-cell office:value-type="string">
            <text:p>nein</text:p>
          </table:table-cell>
          <table:table-cell table:number-columns-repeated="2" office:value-type="string">
            <text:p>ja (Klassen)</text:p>
          </table:table-cell>
          <table:table-cell office:value-type="string">
            <text:p>ja (Attributschlüssel, Kantenbezeichner)</text:p>
          </table:table-cell>
        </table:table-row>
        <table:table-row table:style-name="ro1">
          <table:table-cell office:value-type="string">
            <text:p>Knoten- / Kantenbezeichner</text:p>
          </table:table-cell>
          <table:table-cell table:number-columns-repeated="3" office:value-type="string">
            <text:p>Ja / Ja</text:p>
          </table:table-cell>
          <table:table-cell office:value-type="string">
            <text:p>Nein / Ja</text:p>
          </table:table-cell>
        </table:table-row>
        <table:table-row table:style-name="ro1">
          <table:table-cell office:value-type="string">
            <text:p>Attributschem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string">
            <text:p>ja (optional)</text:p>
          </table:table-cell>
          <table:table-cell office:value-type="string">
            <text:p>nein</text:p>
          </table:table-cell>
        </table:table-row>
        <table:table-row table:style-name="ro1">
          <table:table-cell office:value-type="string">
            <text:p>dynamische Schemaänderung</text:p>
          </table:table-cell>
          <table:table-cell office:value-type="string">
            <text:p>-</text:p>
          </table:table-cell>
          <table:table-cell office:value-type="string">
            <text:p>Ja, durch Wertaustausch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1">
          <table:table-cell office:value-type="string">
            <text:p>attributbezogene Integritätsbedingungen</text:p>
          </table:table-cell>
          <table:table-cell table:number-columns-repeated="2" office:value-type="string">
            <text:p>Datentyp, UNIQUE</text:p>
          </table:table-cell>
          <table:table-cell office:value-type="string">
            <text:p>Datentyp, Wertebereich, UNIQUE</text:p>
          </table:table-cell>
          <table:table-cell office:value-type="string">
            <text:p>Datentyp, UNIQUE</text:p>
          </table:table-cell>
        </table:table-row>
        <table:table-row table:style-name="ro1">
          <table:table-cell office:value-type="string">
            <text:p>referentielle Integrität</text:p>
          </table:table-cell>
          <table:table-cell table:number-columns-repeated="4" office:value-type="string">
            <text:p>ja</text:p>
          </table:table-cell>
        </table:table-row>
        <table:table-row table:style-name="ro1">
          <table:table-cell office:value-type="string">
            <text:p>Vererbung</text:p>
          </table:table-cell>
          <table:table-cell office:value-type="string">
            <text:p>nein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</table:table-row>
        <table:table-row table:style-name="ro2">
          <table:table-cell office:value-type="string">
            <text:p>Besonderheiten</text:p>
          </table:table-cell>
          <table:table-cell office:value-type="string">
            <text:p>Knotenbezeichner</text:p>
          </table:table-cell>
          <table:table-cell office:value-type="string">
            <text:p>Objektorientiertes Persistenzframework</text:p>
            <text:p>Relationen höherer Ordnung</text:p>
            <text:p>Typeinschränkung für Start- / Zielknoten</text:p>
          </table:table-cell>
          <table:table-cell office:value-type="string">
            <text:p>Multi-Modell</text:p>
          </table:table-cell>
          <table:table-cell office:value-type="string">
            <text:p>unidirektionale Kanten </text:p>
            <text:p>Lokal / global eindeutige Attributschlüssel, Kantenbezeichner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ugriffsmechanisme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/>
          <table:table-cell office:value-type="string">
            <text:p>Neo4j</text:p>
          </table:table-cell>
          <table:table-cell office:value-type="string">
            <text:p>HyperGraphDB</text:p>
            <text:p>(Berkeley DB)</text:p>
          </table:table-cell>
          <table:table-cell office:value-type="string">
            <text:p>OrientDB</text:p>
          </table:table-cell>
          <table:table-cell office:value-type="string">
            <text:p>Titan</text:p>
            <text:p>(Berkeley DB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Zugriffsmechanismen</text:p>
          </table:table-cell>
          <table:table-cell table:number-columns-repeated="4"/>
        </table:table-row>
        <table:table-row table:style-name="ro1">
          <table:table-cell office:value-type="string">
            <text:p>Java API</text:p>
          </table:table-cell>
          <table:table-cell table:number-columns-repeated="4" office:value-type="string">
            <text:p>ja</text:p>
          </table:table-cell>
        </table:table-row>
        <table:table-row table:style-name="ro1">
          <table:table-cell office:value-type="string">
            <text:p>Traversal API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ja (Blueprints)</text:p>
          </table:table-cell>
        </table:table-row>
        <table:table-row table:style-name="ro1">
          <table:table-cell office:value-type="string">
            <text:p>Anfragesprachen</text:p>
          </table:table-cell>
          <table:table-cell office:value-type="string">
            <text:p>Cypher, Gremlin</text:p>
          </table:table-cell>
          <table:table-cell office:value-type="string">
            <text:p>Prädikatverknüpfung (Java API)</text:p>
          </table:table-cell>
          <table:table-cell office:value-type="string">
            <text:p>OrientDB-SQL, Gremlin</text:p>
          </table:table-cell>
          <table:table-cell office:value-type="string">
            <text:p>Gremlin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 office:value-type="string">
            <text:p>Graphoperationen</text:p>
          </table:table-cell>
          <table:table-cell table:number-columns-repeated="4"/>
        </table:table-row>
        <table:table-row table:style-name="ro4">
          <table:table-cell office:value-type="string">
            <text:p>CRUD</text:p>
          </table:table-cell>
          <table:table-cell table:number-columns-repeated="4" office:value-type="string">
            <text:p>ja</text:p>
          </table:table-cell>
        </table:table-row>
        <table:table-row table:style-name="ro1">
          <table:table-cell office:value-type="string">
            <text:p>Mengorientierte Anfragen</text:p>
          </table:table-cell>
          <table:table-cell table:number-columns-repeated="4" office:value-type="string">
            <text:p>ja</text:p>
          </table:table-cell>
        </table:table-row>
        <table:table-row table:style-name="ro4">
          <table:table-cell office:value-type="string">
            <text:p>Traversierung</text:p>
          </table:table-cell>
          <table:table-cell table:number-columns-repeated="4" office:value-type="string">
            <text:p>ja</text:p>
          </table:table-cell>
        </table:table-row>
        <table:table-row table:style-name="ro1">
          <table:table-cell office:value-type="string">
            <text:p>Mustersuche</text:p>
          </table:table-cell>
          <table:table-cell office:value-type="string">
            <text:p>ja (Cypher, Gremlin)</text:p>
          </table:table-cell>
          <table:table-cell office:value-type="string">
            <text:p>nein</text:p>
          </table:table-cell>
          <table:table-cell table:number-columns-repeated="2" office:value-type="string">
            <text:p>ja (Gremlin)</text:p>
          </table:table-cell>
        </table:table-row>
        <table:table-row table:style-name="ro4">
          <table:table-cell office:value-type="string">
            <text:p>Aggregatio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Gruppierung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ummierung</text:p>
          </table:table-cell>
          <table:table-cell table:number-columns-repeated="4" office:value-type="string">
            <text:p>nein</text:p>
          </table:table-cell>
        </table:table-row>
        <table:table-row table:style-name="ro1">
          <table:table-cell office:value-type="string">
            <text:p>Metriken</text:p>
          </table:table-cell>
          <table:table-cell table:number-columns-repeated="4" office:value-type="string">
            <text:p>einfa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gorithmen (nativ)</text:p>
          </table:table-cell>
          <table:table-cell office:value-type="string">
            <text:p>Dijkstra, A*, BFS, DFS</text:p>
          </table:table-cell>
          <table:table-cell office:value-type="string">
            <text:p>Dijkstra</text:p>
          </table:table-cell>
          <table:table-cell table:style-name="ce2" office:value-type="string" table:number-columns-spanned="1" table:number-rows-spanned="2">
            <text:p>Dijkstra, Bellman-Ford, A*, BFS, DFS</text:p>
          </table:table-cell>
          <table:table-cell table:style-name="ce2" office:value-type="string" table:number-columns-spanned="1" table:number-rows-spanned="2">
            <text:p>Dijkstra, Bellman-Ford, A*, BFS, DFS</text:p>
          </table:table-cell>
        </table:table-row>
        <table:table-row table:style-name="ro1">
          <table:table-cell office:value-type="string">
            <text:p>Algorithmen (Blueprints)</text:p>
          </table:table-cell>
          <table:table-cell office:value-type="string">
            <text:p>Bellman-Ford</text:p>
          </table:table-cell>
          <table:table-cell/>
          <table:covered-table-cell table:number-columns-repeated="2"/>
        </table:table-row>
        <table:table-row table:style-name="ro4">
          <table:table-cell table:number-columns-repeated="5"/>
        </table:table-row>
        <table:table-row table:style-name="ro1">
          <table:table-cell office:value-type="string">
            <text:p>Transaktionen</text:p>
          </table:table-cell>
          <table:table-cell table:number-columns-repeated="4"/>
        </table:table-row>
        <table:table-row table:style-name="ro4">
          <table:table-cell office:value-type="string">
            <text:p>ACID-Eigenschaften</text:p>
          </table:table-cell>
          <table:table-cell office:value-type="string">
            <text:p>ACID</text:p>
          </table:table-cell>
          <table:table-cell office:value-type="string">
            <text:p>ACI</text:p>
          </table:table-cell>
          <table:table-cell table:number-columns-repeated="2" office:value-type="string">
            <text:p>ACID</text:p>
          </table:table-cell>
        </table:table-row>
        <table:table-row table:style-name="ro4">
          <table:table-cell office:value-type="string">
            <text:p>Isolationsebene (Standard)</text:p>
          </table:table-cell>
          <table:table-cell office:value-type="string">
            <text:p>READ COMMITTED</text:p>
          </table:table-cell>
          <table:table-cell table:number-columns-repeated="2" office:value-type="string">
            <text:p>SERIALIZABLE</text:p>
          </table:table-cell>
          <table:table-cell office:value-type="string">
            <text:p>REPEATABLE READ</text:p>
          </table:table-cell>
        </table:table-row>
        <table:table-row table:style-name="ro1">
          <table:table-cell office:value-type="string">
            <text:p>Sychronisationsverfahren (Storage)</text:p>
          </table:table-cell>
          <table:table-cell table:number-columns-repeated="2" office:value-type="string">
            <text:p>pessimistisch</text:p>
          </table:table-cell>
          <table:table-cell office:value-type="string">
            <text:p>optimistisch</text:p>
          </table:table-cell>
          <table:table-cell office:value-type="string">
            <text:p>pessimistisch</text:p>
          </table:table-cell>
        </table:table-row>
        <table:table-row table:style-name="ro4">
          <table:table-cell office:value-type="string">
            <text:p>Schachtelung</text:p>
          </table:table-cell>
          <table:table-cell office:value-type="string">
            <text:p>ja, kein isoliertes Rücksetzen</text:p>
          </table:table-cell>
          <table:table-cell office:value-type="string">
            <text:p>ja, isoliertes Rücksetzen</text:p>
          </table:table-cell>
          <table:table-cell office:value-type="string">
            <text:p>nein</text:p>
          </table:table-cell>
          <table:table-cell office:value-type="string">
            <text:p>ja, keine Isolation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>
            <text:p>Indexverwaltung</text:p>
          </table:table-cell>
          <table:table-cell table:number-columns-repeated="4"/>
        </table:table-row>
        <table:table-row table:style-name="ro4">
          <table:table-cell office:value-type="string">
            <text:p>integrierte Indexstrukturen</text:p>
          </table:table-cell>
          <table:table-cell office:value-type="string">
            <text:p>ja (Apache Lucene)</text:p>
          </table:table-cell>
          <table:table-cell office:value-type="string">
            <text:p>ja (BerkeleyDB B-Baum)</text:p>
          </table:table-cell>
          <table:table-cell office:value-type="string">
            <text:p>ja (MVRB-Tree, Hash)</text:p>
          </table:table-cell>
          <table:table-cell office:value-type="string">
            <text:p>ja (BerkeleyDB B-Baum)</text:p>
          </table:table-cell>
        </table:table-row>
        <table:table-row table:style-name="ro4">
          <table:table-cell office:value-type="string">
            <text:p>Aktualisierung</text:p>
          </table:table-cell>
          <table:table-cell table:number-columns-repeated="4" office:value-type="string">
            <text:p>automatisch</text:p>
          </table:table-cell>
        </table:table-row>
      </table:table>
      <table:table table:name="Persistenz, Caching, Verteilun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row table:style-name="ro4">
          <table:table-cell/>
          <table:table-cell office:value-type="string">
            <text:p>Neo4j</text:p>
          </table:table-cell>
          <table:table-cell office:value-type="string">
            <text:p>HyperGraphDB</text:p>
          </table:table-cell>
          <table:table-cell office:value-type="string">
            <text:p>OrientDB</text:p>
          </table:table-cell>
          <table:table-cell office:value-type="string">
            <text:p>Titan</text:p>
          </table:table-cell>
          <table:table-cell table:number-columns-repeated="6"/>
        </table:table-row>
        <table:table-row table:style-name="ro1">
          <table:table-cell office:value-type="string">
            <text:p>Modell</text:p>
          </table:table-cell>
          <table:table-cell office:value-type="string">
            <text:p>Store-Modell</text:p>
          </table:table-cell>
          <table:table-cell office:value-type="string">
            <text:p>Key-Value-Modell</text:p>
          </table:table-cell>
          <table:table-cell office:value-type="string">
            <text:p>Dokument-Modell</text:p>
          </table:table-cell>
          <table:table-cell office:value-type="string">
            <text:p>Key-Column-Value-Modell</text:p>
          </table:table-cell>
          <table:table-cell table:number-columns-repeated="6"/>
        </table:table-row>
        <table:table-row table:style-name="ro4">
          <table:table-cell office:value-type="string">
            <text:p>Trennung Topologie / Daten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nein</text:p>
          </table:table-cell>
          <table:table-cell table:number-columns-repeated="6"/>
        </table:table-row>
        <table:table-row table:style-name="ro4">
          <table:table-cell office:value-type="string">
            <text:p>Satzlänge</text:p>
          </table:table-cell>
          <table:table-cell office:value-type="string">
            <text:p>fest</text:p>
          </table:table-cell>
          <table:table-cell table:number-columns-repeated="3" office:value-type="string">
            <text:p>variabel</text:p>
          </table:table-cell>
          <table:table-cell table:number-columns-repeated="6"/>
        </table:table-row>
        <table:table-row table:style-name="ro1">
          <table:table-cell office:value-type="string">
            <text:p>Zugriff Nachbarschaft</text:p>
          </table:table-cell>
          <table:table-cell office:value-type="string">
            <text:p>konstant</text:p>
          </table:table-cell>
          <table:table-cell office:value-type="string">
            <text:p>je nach Speichersystem</text:p>
          </table:table-cell>
          <table:table-cell office:value-type="string">
            <text:p>konstant</text:p>
          </table:table-cell>
          <table:table-cell office:value-type="string">
            <text:p>je nach Speichersystem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2">
          <table:table-cell office:value-type="string">
            <text:p>Caches</text:p>
          </table:table-cell>
          <table:table-cell office:value-type="string">
            <text:p>Memory Mapped Files</text:p>
            <text:p>Filesystem-Cache (LFU)</text:p>
            <text:p>Objekt-Cache (Schwache Referenzen)</text:p>
          </table:table-cell>
          <table:table-cell office:value-type="string">
            <text:p>Atomcache (LRU)</text:p>
            <text:p>Inzidenzcache (LRU)</text:p>
          </table:table-cell>
          <table:table-cell office:value-type="string">
            <text:p>Memory Mapped Files</text:p>
            <text:p>L2 Cache (FIFO)</text:p>
            <text:p>L1 Cache (Schwache Referenzen)</text:p>
          </table:table-cell>
          <table:table-cell office:value-type="string">
            <text:p>Transaktionscache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Verteilung</text:p>
          </table:table-cell>
          <table:table-cell table:number-columns-repeated="10"/>
        </table:table-row>
        <table:table-row table:style-name="ro4">
          <table:table-cell office:value-type="string">
            <text:p>Architektur</text:p>
          </table:table-cell>
          <table:table-cell office:value-type="string">
            <text:p>Master-Slave (nur Enterprise Edition)</text:p>
          </table:table-cell>
          <table:table-cell office:value-type="string">
            <text:p>Peer-To-Peer Message Framework</text:p>
          </table:table-cell>
          <table:table-cell office:value-type="string">
            <text:p>Master-Master</text:p>
          </table:table-cell>
          <table:table-cell office:value-type="string">
            <text:p>Peer-To-Peer (Cassandra)</text:p>
          </table:table-cell>
          <table:table-cell table:number-columns-repeated="6"/>
        </table:table-row>
        <table:table-row table:style-name="ro1">
          <table:table-cell office:value-type="string">
            <text:p>Replikation</text:p>
          </table:table-cell>
          <table:table-cell office:value-type="string">
            <text:p>ja</text:p>
          </table:table-cell>
          <table:table-cell office:value-type="string">
            <text:p>-</text:p>
          </table:table-cell>
          <table:table-cell table:number-columns-repeated="2" office:value-type="string">
            <text:p>ja</text:p>
          </table:table-cell>
          <table:table-cell table:number-columns-repeated="6"/>
        </table:table-row>
        <table:table-row table:style-name="ro1">
          <table:table-cell office:value-type="string">
            <text:p>Partitionierung</text:p>
          </table:table-cell>
          <table:table-cell office:value-type="string">
            <text:p>nein</text:p>
          </table:table-cell>
          <table:table-cell office:value-type="string">
            <text:p>-</text:p>
          </table:table-cell>
          <table:table-cell office:value-type="string">
            <text:p>nein</text:p>
          </table:table-cell>
          <table:table-cell office:value-type="string">
            <text:p>ja (Random Hashing)</text:p>
          </table:table-cell>
          <table:table-cell table:number-columns-repeated="6"/>
        </table:table-row>
        <table:table-row table:style-name="ro1">
          <table:table-cell office:value-type="string">
            <text:p>Skalierung Lesezugriffe</text:p>
          </table:table-cell>
          <table:table-cell office:value-type="string">
            <text:p>horizontal</text:p>
          </table:table-cell>
          <table:table-cell office:value-type="string">
            <text:p>-</text:p>
          </table:table-cell>
          <table:table-cell table:number-columns-repeated="2" office:value-type="string">
            <text:p>horizontal</text:p>
          </table:table-cell>
          <table:table-cell table:number-columns-repeated="6"/>
        </table:table-row>
        <table:table-row table:style-name="ro1">
          <table:table-cell office:value-type="string">
            <text:p>Skalierung Schreibzugriffe</text:p>
          </table:table-cell>
          <table:table-cell office:value-type="string">
            <text:p>vertikal</text:p>
          </table:table-cell>
          <table:table-cell office:value-type="string">
            <text:p>-</text:p>
          </table:table-cell>
          <table:table-cell office:value-type="string">
            <text:p>horizontal (eingeschränkt)</text:p>
          </table:table-cell>
          <table:table-cell office:value-type="string">
            <text:p>horizontal</text:p>
          </table:table-cell>
          <table:table-cell table:number-columns-repeated="6"/>
        </table:table-row>
        <table:table-row table:style-name="ro4">
          <table:table-cell office:value-type="string">
            <text:p>Skalierung Datenvolumen</text:p>
          </table:table-cell>
          <table:table-cell office:value-type="string">
            <text:p>vertikal</text:p>
          </table:table-cell>
          <table:table-cell office:value-type="string">
            <text:p>-</text:p>
          </table:table-cell>
          <table:table-cell office:value-type="string">
            <text:p>vertikal</text:p>
          </table:table-cell>
          <table:table-cell office:value-type="string">
            <text:p>horizont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08:39:58</meta:creation-date>
    <dc:date>2013-10-08T18:06:37</dc:date>
    <meta:editing-duration>PT9H15M42S</meta:editing-duration>
    <meta:editing-cycles>80</meta:editing-cycles>
    <meta:generator>LibreOffice/4.0.2.2$Linux_X86_64 LibreOffice_project/400m0$Build-2</meta:generator>
    <meta:document-statistic meta:table-count="3" meta:cell-count="249" meta:object-count="0"/>
  </office:meta>
</office:document-meta>
</file>